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5.18cm"/>
    </style:style>
    <style:style style:name="co2" style:family="table-column">
      <style:table-column-properties fo:break-before="auto" style:column-width="7.5cm"/>
    </style:style>
    <style:style style:name="co3" style:family="table-column">
      <style:table-column-properties fo:break-before="auto" style:column-width="2.439cm"/>
    </style:style>
    <style:style style:name="ro1" style:family="table-row">
      <style:table-row-properties style:row-height="0.54cm" fo:break-before="auto" style:use-optimal-row-height="true"/>
    </style:style>
    <style:style style:name="ro2" style:family="table-row">
      <style:table-row-properties style:row-height="0.579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ta2" style:family="table" style:master-page-name="PageStyle_5f_Hoja2">
      <style:table-properties table:display="true" style:writing-mode="lr-tb"/>
    </style:style>
    <style:style style:name="ta3" style:family="table" style:master-page-name="PageStyle_5f_Hoja3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/>
      <table:table table:name="Hoj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office:value-type="string">
            <text:p>BALANCE ABREVIADO AL CIERRE DEL EJERCICIO</text:p>
          </table:table-cell>
          <table:table-cell table:number-columns-repeated="1023"/>
        </table:table-row>
        <table:table-row table:style-name="ro1">
          <table:table-cell office:value-type="string">
            <text:p><text:s text:c="12"/>A C T I V O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) ACTIVO NO CORRIENTE</text:p>
          </table:table-cell>
          <table:table-cell table:number-columns-repeated="1023"/>
        </table:table-row>
        <table:table-row table:style-name="ro1">
          <table:table-cell office:value-type="string">
            <text:p><text:s text:c="4"/>I Inmovilizado intangible</text:p>
          </table:table-cell>
          <table:table-cell office:value-type="string">
            <text:p>20+280+290</text:p>
          </table:table-cell>
          <table:table-cell table:number-columns-repeated="1022"/>
        </table:table-row>
        <table:table-row table:style-name="ro1">
          <table:table-cell office:value-type="string">
            <text:p><text:s text:c="3"/>II Inmovilizado material</text:p>
          </table:table-cell>
          <table:table-cell office:value-type="string">
            <text:p>21+281+291+23</text:p>
          </table:table-cell>
          <table:table-cell table:number-columns-repeated="1022"/>
        </table:table-row>
        <table:table-row table:style-name="ro1">
          <table:table-cell office:value-type="string">
            <text:p><text:s text:c="2"/>III Inversiones inmobiliarias</text:p>
          </table:table-cell>
          <table:table-cell office:value-type="string">
            <text:p>22+282+292</text:p>
          </table:table-cell>
          <table:table-cell table:number-columns-repeated="1022"/>
        </table:table-row>
        <table:table-row table:style-name="ro1">
          <table:table-cell office:value-type="string">
            <text:p><text:s text:c="2"/>IV Inversiones en empresas del grupo y asociadas a largo plazo</text:p>
          </table:table-cell>
          <table:table-cell office:value-type="string">
            <text:p>2403+2404+2413+2414+2423+2424+2493+2494+293+2943+2944+2953+2954</text:p>
          </table:table-cell>
          <table:table-cell table:number-columns-repeated="1022"/>
        </table:table-row>
        <table:table-row table:style-name="ro1">
          <table:table-cell office:value-type="string">
            <text:p><text:s text:c="3"/>V Inversiones financieras a largo plazo</text:p>
          </table:table-cell>
          <table:table-cell office:value-type="string">
            <text:p>2405+2415+2425+2495+250+251+252+253+254+255+257+258+259+26+2945+2955+297+298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I Activos por Impuesto diferido</text:p>
          </table:table-cell>
          <table:table-cell office:value-type="float" office:value="474">
            <text:p>474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B) ACTIVO CORRIENTE</text:p>
          </table:table-cell>
          <table:table-cell table:number-columns-repeated="1023"/>
        </table:table-row>
        <table:table-row table:style-name="ro1">
          <table:table-cell office:value-type="string">
            <text:p><text:s text:c="4"/>I Activos no corrientes mantenidos para la venta</text:p>
          </table:table-cell>
          <table:table-cell office:value-type="string">
            <text:p>580+581+582+583+584+599</text:p>
          </table:table-cell>
          <table:table-cell table:number-columns-repeated="1022"/>
        </table:table-row>
        <table:table-row table:style-name="ro1">
          <table:table-cell office:value-type="string">
            <text:p><text:s text:c="3"/>II Existencias</text:p>
          </table:table-cell>
          <table:table-cell office:value-type="string">
            <text:p>30+31+32+33+34+35+36+39+407</text:p>
          </table:table-cell>
          <table:table-cell table:number-columns-repeated="1022"/>
        </table:table-row>
        <table:table-row table:style-name="ro1">
          <table:table-cell office:value-type="string">
            <text:p><text:s text:c="2"/>III Deudores comerciales y otras cuentas a cobrar</text:p>
          </table:table-cell>
          <table:table-cell table:number-columns-repeated="1023"/>
        </table:table-row>
        <table:table-row table:style-name="ro1">
          <table:table-cell office:value-type="string">
            <text:p><text:s text:c="10"/>1 Clientes por ventas y Prestaciones de servicios</text:p>
          </table:table-cell>
          <table:table-cell office:value-type="string">
            <text:p>430+431+432+433+434+435+436+437+490+493</text:p>
          </table:table-cell>
          <table:table-cell table:number-columns-repeated="1022"/>
        </table:table-row>
        <table:table-row table:style-name="ro1">
          <table:table-cell office:value-type="string">
            <text:p><text:s text:c="10"/>2 Accionistas (socios) por desembolsos exigidos</text:p>
          </table:table-cell>
          <table:table-cell office:value-type="float" office:value="5580">
            <text:p>5580</text:p>
          </table:table-cell>
          <table:table-cell table:number-columns-repeated="1022"/>
        </table:table-row>
        <table:table-row table:style-name="ro1">
          <table:table-cell office:value-type="string">
            <text:p><text:s text:c="10"/>3 Otros deudores</text:p>
          </table:table-cell>
          <table:table-cell office:value-type="string">
            <text:p>44+460+470+471+472+473+5531+5533+544</text:p>
          </table:table-cell>
          <table:table-cell table:number-columns-repeated="1022"/>
        </table:table-row>
        <table:table-row table:style-name="ro1">
          <table:table-cell office:value-type="string">
            <text:p><text:s text:c="2"/>IV Inversiones en empresas del grupo y asociadas a corto plazo</text:p>
          </table:table-cell>
          <table:table-cell office:value-type="string">
            <text:p>5303+5304+5313+5314+5323+5324+5333+5334+5343+5344+5353+5354+5393+5394+(+5523)+(+5524)+593+5943+5944+5953+5954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 Inversiones financieras a corto plazo</text:p>
          </table:table-cell>
          <table:table-cell office:value-type="string">
            <text:p>5305+5315+5325+5335+5345+5355+5395+540+541+542+543+545+546+547+548+549+(+550)+(+551)+(+5525)+(+554)+(+5590)+5593+565+566+5935+5945+5955+596+597+598</text:p>
          </table:table-cell>
          <table:table-cell table:number-columns-repeated="1022"/>
        </table:table-row>
        <table:table-row table:style-name="ro2">
          <table:table-cell office:value-type="string">
            <text:p><text:s/>VI Periodificaciones</text:p>
          </table:table-cell>
          <table:table-cell office:value-type="string">
            <text:p>480+567</text:p>
          </table:table-cell>
          <table:table-cell table:number-columns-repeated="1022"/>
        </table:table-row>
        <table:table-row table:style-name="ro1">
          <table:table-cell office:value-type="string">
            <text:p>VII Efectivo y otros activos líquidos equivalentes</text:p>
          </table:table-cell>
          <table:table-cell office:value-type="float" office:value="57">
            <text:p>57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OTAL ACTIVO (A+B)</text:p>
          </table:table-cell>
          <table:table-cell table:number-columns-repeated="1023"/>
        </table:table-row>
        <table:table-row table:style-name="ro1">
          <table:table-cell office:value-type="string">
            <text:p><text:s text:c="12"/>P A S I V O</text:p>
          </table:table-cell>
          <table:table-cell table:number-columns-repeated="1023"/>
        </table:table-row>
        <table:table-row table:style-name="ro1">
          <table:table-cell office:value-type="string">
            <text:p>** Inicializar TD01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) PATRIMONIO NETO</text:p>
          </table:table-cell>
          <table:table-cell table:number-columns-repeated="1023"/>
        </table:table-row>
        <table:table-row table:style-name="ro1">
          <table:table-cell office:value-type="string">
            <text:p>A-1) Fondos propios</text:p>
          </table:table-cell>
          <table:table-cell table:number-columns-repeated="1023"/>
        </table:table-row>
        <table:table-row table:style-name="ro1">
          <table:table-cell office:value-type="string">
            <text:p><text:s text:c="4"/>I Capital</text:p>
          </table:table-cell>
          <table:table-cell table:number-columns-repeated="1023"/>
        </table:table-row>
        <table:table-row table:style-name="ro1">
          <table:table-cell office:value-type="string">
            <text:p><text:s text:c="10"/>1 Capital escriturado</text:p>
          </table:table-cell>
          <table:table-cell office:value-type="string">
            <text:p>-100-101-102</text:p>
          </table:table-cell>
          <table:table-cell table:number-columns-repeated="1022"/>
        </table:table-row>
        <table:table-row table:style-name="ro1">
          <table:table-cell office:value-type="string">
            <text:p><text:s text:c="10"/>2 (Capital no exigido)</text:p>
          </table:table-cell>
          <table:table-cell office:value-type="string">
            <text:p>-1030-1040</text:p>
          </table:table-cell>
          <table:table-cell table:number-columns-repeated="1022"/>
        </table:table-row>
        <table:table-row table:style-name="ro1">
          <table:table-cell office:value-type="string">
            <text:p><text:s text:c="3"/>II Prima de emisión</text:p>
          </table:table-cell>
          <table:table-cell office:value-type="float" office:value="-110">
            <text:p>-110</text:p>
          </table:table-cell>
          <table:table-cell table:number-columns-repeated="1022"/>
        </table:table-row>
        <table:table-row table:style-name="ro1">
          <table:table-cell office:value-type="string">
            <text:p><text:s text:c="2"/>III Reservas</text:p>
          </table:table-cell>
          <table:table-cell office:value-type="string">
            <text:p>-112-113-114-115-119</text:p>
          </table:table-cell>
          <table:table-cell table:number-columns-repeated="1022"/>
        </table:table-row>
        <table:table-row table:style-name="ro2">
          <table:table-cell office:value-type="string">
            <text:p><text:s text:c="2"/>IV (Acciones y participaciones en patrominio propias)</text:p>
          </table:table-cell>
          <table:table-cell office:value-type="string">
            <text:p>-108-109</text:p>
          </table:table-cell>
          <table:table-cell table:number-columns-repeated="1022"/>
        </table:table-row>
        <table:table-row table:style-name="ro1">
          <table:table-cell office:value-type="string">
            <text:p><text:s text:c="3"/>V Resultados de ejercicios anteriores</text:p>
          </table:table-cell>
          <table:table-cell office:value-type="string">
            <text:p>-120-121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I Otras aportaciones de socios</text:p>
          </table:table-cell>
          <table:table-cell office:value-type="float" office:value="-118">
            <text:p>-118</text:p>
          </table:table-cell>
          <table:table-cell table:number-columns-repeated="1022"/>
        </table:table-row>
        <table:table-row table:style-name="ro1">
          <table:table-cell office:value-type="string">
            <text:p><text:s/>VII Resultado del ejercicio</text:p>
          </table:table-cell>
          <table:table-cell office:value-type="string">
            <text:p>-129-7-6</text:p>
          </table:table-cell>
          <table:table-cell table:number-columns-repeated="1022"/>
        </table:table-row>
        <table:table-row table:style-name="ro1">
          <table:table-cell office:value-type="string">
            <text:p>VIII (Dividendo a cuenta)</text:p>
          </table:table-cell>
          <table:table-cell office:value-type="float" office:value="-557">
            <text:p>-557</text:p>
          </table:table-cell>
          <table:table-cell table:number-columns-repeated="1022"/>
        </table:table-row>
        <table:table-row table:style-name="ro1">
          <table:table-cell office:value-type="string">
            <text:p><text:s text:c="2"/>IX Otros instrumentos de patrimonio</text:p>
          </table:table-cell>
          <table:table-cell office:value-type="float" office:value="-111">
            <text:p>-11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-2) Ajustes por cambios de valor</text:p>
          </table:table-cell>
          <table:table-cell office:value-type="string">
            <text:p>-133-1340-1341-135-136-137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-3) Subvenciones, donaciones y legados recibidos</text:p>
          </table:table-cell>
          <table:table-cell office:value-type="string">
            <text:p>-130-131-13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B) PASIVO NO CORRIENTE</text:p>
          </table:table-cell>
          <table:table-cell table:number-columns-repeated="1023"/>
        </table:table-row>
        <table:table-row table:style-name="ro1">
          <table:table-cell office:value-type="string">
            <text:p><text:s text:c="4"/>I Provisiones a largo plazo</text:p>
          </table:table-cell>
          <table:table-cell office:value-type="float" office:value="-14">
            <text:p>-14</text:p>
          </table:table-cell>
          <table:table-cell table:number-columns-repeated="1022"/>
        </table:table-row>
        <table:table-row table:style-name="ro1">
          <table:table-cell office:value-type="string">
            <text:p><text:s text:c="3"/>II Deudas a largo plazo</text:p>
          </table:table-cell>
          <table:table-cell table:number-columns-repeated="1023"/>
        </table:table-row>
        <table:table-row table:style-name="ro1">
          <table:table-cell office:value-type="string">
            <text:p><text:s text:c="10"/>1 Deudas con entidades de crédito</text:p>
          </table:table-cell>
          <table:table-cell office:value-type="string">
            <text:p>-1605-170</text:p>
          </table:table-cell>
          <table:table-cell table:number-columns-repeated="1022"/>
        </table:table-row>
        <table:table-row table:style-name="ro1">
          <table:table-cell office:value-type="string">
            <text:p><text:s text:c="10"/>2 Acreedores por arrendamiento financiero</text:p>
          </table:table-cell>
          <table:table-cell office:value-type="string">
            <text:p>-1625-174</text:p>
          </table:table-cell>
          <table:table-cell table:number-columns-repeated="1022"/>
        </table:table-row>
        <table:table-row table:style-name="ro1">
          <table:table-cell office:value-type="string">
            <text:p><text:s text:c="10"/>3 Otras deudas a largo plazo</text:p>
          </table:table-cell>
          <table:table-cell office:value-type="string">
            <text:p>-1615-1635-171-172-173-175-176-177-178-179-180-185-189</text:p>
          </table:table-cell>
          <table:table-cell table:number-columns-repeated="1022"/>
        </table:table-row>
        <table:table-row table:style-name="ro1">
          <table:table-cell office:value-type="string">
            <text:p><text:s text:c="2"/>III Deudas con empresas del grupo y asociadas a largo plazo</text:p>
          </table:table-cell>
          <table:table-cell office:value-type="string">
            <text:p>-1603-1604-1613-1614-1623-1624-1633-1634</text:p>
          </table:table-cell>
          <table:table-cell table:number-columns-repeated="1022"/>
        </table:table-row>
        <table:table-row table:style-name="ro1">
          <table:table-cell office:value-type="string">
            <text:p><text:s text:c="2"/>IV Pasivos por impuesto diferido</text:p>
          </table:table-cell>
          <table:table-cell office:value-type="float" office:value="-479">
            <text:p>-479</text:p>
          </table:table-cell>
          <table:table-cell table:number-columns-repeated="1022"/>
        </table:table-row>
        <table:table-row table:style-name="ro2">
          <table:table-cell office:value-type="string">
            <text:p><text:s text:c="3"/>V Periodificaciones a largo plazo</text:p>
          </table:table-cell>
          <table:table-cell office:value-type="float" office:value="-181">
            <text:p>-181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I Deuda con características especiales a largo plazo</text:p>
          </table:table-cell>
          <table:table-cell office:value-type="string">
            <text:p>-15-5585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) PASIVO CORRIENTE</text:p>
          </table:table-cell>
          <table:table-cell table:number-columns-repeated="1023"/>
        </table:table-row>
        <table:table-row table:style-name="ro1">
          <table:table-cell office:value-type="string">
            <text:p><text:s text:c="4"/>I Pasivos vinculados con activos no corrientes mantenidos para la venta</text:p>
          </table:table-cell>
          <table:table-cell office:value-type="string">
            <text:p>-585-586-587-588-589</text:p>
          </table:table-cell>
          <table:table-cell table:number-columns-repeated="1022"/>
        </table:table-row>
        <table:table-row table:style-name="ro1">
          <table:table-cell office:value-type="string">
            <text:p><text:s text:c="3"/>II Provisiones a corto plazo</text:p>
          </table:table-cell>
          <table:table-cell office:value-type="string">
            <text:p>-499-529</text:p>
          </table:table-cell>
          <table:table-cell table:number-columns-repeated="1022"/>
        </table:table-row>
        <table:table-row table:style-name="ro1">
          <table:table-cell office:value-type="string">
            <text:p><text:s text:c="2"/>III Deudas a corto plazo</text:p>
          </table:table-cell>
          <table:table-cell table:number-columns-repeated="1023"/>
        </table:table-row>
        <table:table-row table:style-name="ro1">
          <table:table-cell office:value-type="string">
            <text:p><text:s text:c="10"/>1 Deudas con entidades de crédito</text:p>
          </table:table-cell>
          <table:table-cell office:value-type="string">
            <text:p>-5105-520-527</text:p>
          </table:table-cell>
          <table:table-cell table:number-columns-repeated="1022"/>
        </table:table-row>
        <table:table-row table:style-name="ro1">
          <table:table-cell office:value-type="string">
            <text:p><text:s text:c="10"/>2 Acreedores por arrendamiento financiero</text:p>
          </table:table-cell>
          <table:table-cell office:value-type="string">
            <text:p>-5125-524</text:p>
          </table:table-cell>
          <table:table-cell table:number-columns-repeated="1022"/>
        </table:table-row>
        <table:table-row table:style-name="ro1">
          <table:table-cell office:value-type="string">
            <text:p><text:s text:c="10"/>3 Otras deudas a corto plazo</text:p>
          </table:table-cell>
          <table:table-cell office:value-type="string">
            <text:p>-1034-1044-190-192-194-500-501-505-506-509-5115-5135-5145-521-522-523-525-526-528-(-550)-(-551)-(-554)-(-5525)-5530-5532-555-5565-5566-5595-5598-560-561-569</text:p>
          </table:table-cell>
          <table:table-cell table:number-columns-repeated="1022"/>
        </table:table-row>
        <table:table-row table:style-name="ro2">
          <table:table-cell office:value-type="string">
            <text:p><text:s/>IV Deudas com empresas del grupo y asociadas a corto plazo</text:p>
          </table:table-cell>
          <table:table-cell office:value-type="string">
            <text:p>-5103-5104-5113-5114-5123-5124-5133-5134-5143-5144-(-5523)-(-5524)-5563-5564</text:p>
          </table:table-cell>
          <table:table-cell table:number-columns-repeated="1022"/>
        </table:table-row>
        <table:table-row table:style-name="ro1">
          <table:table-cell office:value-type="string">
            <text:p><text:s text:c="2"/>V Acreedores comerciales y otras cuentas a pagar</text:p>
          </table:table-cell>
          <table:table-cell table:number-columns-repeated="1023"/>
        </table:table-row>
        <table:table-row table:style-name="ro1">
          <table:table-cell office:value-type="string">
            <text:p><text:s text:c="10"/>1 Proveedores</text:p>
          </table:table-cell>
          <table:table-cell office:value-type="string">
            <text:p>-400-401-403-404-405-406</text:p>
          </table:table-cell>
          <table:table-cell table:number-columns-repeated="1022"/>
        </table:table-row>
        <table:table-row table:style-name="ro1">
          <table:table-cell office:value-type="string">
            <text:p><text:s text:c="10"/>2 Otros acreedores</text:p>
          </table:table-cell>
          <table:table-cell office:value-type="string">
            <text:p>-41-438-465-466-475-476-477</text:p>
          </table:table-cell>
          <table:table-cell table:number-columns-repeated="1022"/>
        </table:table-row>
        <table:table-row table:style-name="ro2">
          <table:table-cell office:value-type="string">
            <text:p><text:s/>VI Periodificaciones a corto plazo</text:p>
          </table:table-cell>
          <table:table-cell office:value-type="string">
            <text:p>-485-568</text:p>
          </table:table-cell>
          <table:table-cell table:number-columns-repeated="1022"/>
        </table:table-row>
        <table:table-row table:style-name="ro1">
          <table:table-cell office:value-type="string">
            <text:p>VII Deuda con características especiales a corto plazo</text:p>
          </table:table-cell>
          <table:table-cell office:value-type="string">
            <text:p>-195-197-199-502-507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OTAL PATRIMONIO NETO Y PASIVO (A+B+C)</text:p>
          </table:table-cell>
          <table:table-cell table:number-columns-repeated="1023"/>
        </table:table-row>
        <table:table-row table:style-name="ro1">
          <table:table-cell office:value-type="string">
            <text:p>**END**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 table:number-rows-repeated="1048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2" table:style-name="ta2">
        <table:table-column table:style-name="co3" table:number-columns-repeated="1024" table:default-cell-style-name="Default"/>
        <table:table-row table:style-name="ro3">
          <table:table-cell table:number-columns-repeated="1024"/>
        </table:table-row>
      </table:table>
      <table:table table:name="Hoja3" table:style-name="ta3">
        <table:table-column table:style-name="co3" table:number-columns-repeated="1024" table:default-cell-style-name="Default"/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number-style style:name="N105P0" style:volatile="true">
      <number:number number:decimal-places="0" number:min-integer-digits="1" number:grouping="true"/>
      <number:text> €</number:text>
    </number:number-style>
    <number:number-style style:name="N105">
      <number:text>-</number:text>
      <number:number number:decimal-places="0" number:min-integer-digits="1" number:grouping="true"/>
      <number:text> €</number:text>
      <style:map style:condition="value()&gt;=0" style:apply-style-name="N105P0"/>
    </number:number-style>
    <number:number-style style:name="N106P0" style:volatile="true">
      <number:number number:decimal-places="0" number:min-integer-digits="1" number:grouping="true"/>
      <number:text> €</number:text>
    </number:number-style>
    <number:number-style style:name="N106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2" number:min-integer-digits="1" number:grouping="true"/>
      <number:text> €</number:text>
    </number:number-style>
    <number:number-style style:name="N107">
      <number:text>-</number:text>
      <number:number number:decimal-places="2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style:text-properties fo:color="#ff0000"/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number:text>-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style:text-properties fo:color="#ff0000"/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 </number:text>
      <number:number number:decimal-places="0" number:min-integer-digits="1" number:grouping="true"/>
      <number:text>    </number:text>
    </number:number-style>
    <number:number-style style:name="N113P1" style:volatile="true">
      <number:text>-</number:text>
      <number:number number:decimal-places="0" number:min-integer-digits="1" number:grouping="true"/>
      <number:text>    </number:text>
    </number:number-style>
    <number:number-style style:name="N113P2" style:volatile="true">
      <number:text> -   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text> </number:text>
      <number:number number:decimal-places="0" number:min-integer-digits="1" number:grouping="true"/>
      <number:text> € </number:text>
    </number:number-style>
    <number:number-style style:name="N114P1" style:volatile="true">
      <number:text>-</number:text>
      <number:number number:decimal-places="0" number:min-integer-digits="1" number:grouping="true"/>
      <number:text> € </number:text>
    </number:number-style>
    <number:number-style style:name="N114P2" style:volatile="true">
      <number:text> - €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</number:text>
      <number:number number:decimal-places="2" number:min-integer-digits="1" number:grouping="true"/>
      <number:text>    </number:text>
    </number:number-style>
    <number:number-style style:name="N115P1" style:volatile="true">
      <number:text>-</number:text>
      <number:number number:decimal-places="2" number:min-integer-digits="1" number:grouping="true"/>
      <number:text>    </number:text>
    </number:number-style>
    <number:number-style style:name="N115P2" style:volatile="true">
      <number:text> -</number:text>
      <number:number number:decimal-places="0" number:min-integer-digits="0"/>
      <number:text>   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2" number:min-integer-digits="1" number:grouping="true"/>
      <number:text> € </number:text>
    </number:number-style>
    <number:number-style style:name="N116P1" style:volatile="true">
      <number:text>-</number:text>
      <number:number number:decimal-places="2" number:min-integer-digits="1" number:grouping="true"/>
      <number:text> € </number:text>
    </number:number-style>
    <number:number-style style:name="N116P2" style:volatile="true">
      <number:text> -</number:text>
      <number:number number:decimal-places="0" number:min-integer-digits="0"/>
      <number:text> €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style:style style:name="Default" style:family="table-cell">
      <style:table-cell-properties fo:padding="0.071cm" style:rotation-align="none"/>
      <style:text-properties fo:color="#000000" style:font-name="Calibri" fo:font-size="11pt" style:font-name-asian="Droid Sans Fallback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16">16/11/2011</text:date>, <text:time>14:32:5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avier</meta:initial-creator>
    <meta:creation-date>2008-05-08T15:49:31</meta:creation-date>
    <dc:creator>Eloy Gomez</dc:creator>
    <dc:date>2011-11-16T14:32:59</dc:date>
    <meta:document-statistic meta:table-count="3" meta:cell-count="108" meta:object-count="0"/>
    <meta:generator>LibreOffice/3.4$Unix LibreOffice_project/340m1$Build-302</meta:generator>
  </office:meta>
</office:document-meta>
</file>